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abrion" fo:font-style="italic" officeooo:rsid="00063703" officeooo:paragraph-rsid="00063703" style:font-style-asian="italic" style:font-style-complex="italic"/>
    </style:style>
    <style:style style:name="P2" style:family="paragraph" style:parent-style-name="Standard">
      <style:text-properties style:font-name="Cabrion" officeooo:rsid="00063703" officeooo:paragraph-rsid="0006370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ition de lettre plus édulcorée (pas forcément envie de me mettre en plus grande difficulté avec mon proprio)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dame, Monsieur,</text:p>
      <text:p text:style-name="P2"/>
      <text:p text:style-name="P2"/>
      <text:p text:style-name="P2"/>
      <text:p text:style-name="P2"/>
      <text:p text:style-name="P2"/>
      <text:p text:style-name="P2">La situation exceptionnelle que nous vivons m'oblige à vous écrire.</text:p>
      <text:p text:style-name="P2"/>
      <text:p text:style-name="P2">Je souhaite vous informer que mon employeur a pris la décision de me mettre en chômage technique depuis le 16 mars 2020. Ce dispositif prévu par le code du travail, prévoit une indemnisation à hauteur de 70% du salaire brut.</text:p>
      <text:p text:style-name="P2"/>
      <text:p text:style-name="P2">L'état français a prévu des mesure pour accompagner les entreprises (gel des loyers, des factures et ou de crédits) mais aucune à destination des particuliers.</text:p>
      <text:p text:style-name="P2"/>
      <text:p text:style-name="P2">Malheuresement cette baisse significative de mon revenu, et qui risque de se poursuivre sur le mois d'avril, me met en difficulté financière.</text:p>
      <text:p text:style-name="P2"/>
      <text:p text:style-name="P2">Ainsi comme bien d'autres, et vous le comprendrez aisément, j'ai le regret de vous informer que je ne serai pas en mesure de payer la mensualité de mon loyer/crédit du mois d'avril 2020.</text:p>
      <text:p text:style-name="P2"/>
      <text:p text:style-name="P2"/>
      <text:p text:style-name="P2">Bien cordia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48:03.005491671</meta:creation-date>
    <dc:date>2020-04-16T22:50:08.732069201</dc:date>
    <meta:editing-duration>PT2M6S</meta:editing-duration>
    <meta:editing-cycles>1</meta:editing-cycles>
    <meta:document-statistic meta:table-count="0" meta:image-count="0" meta:object-count="0" meta:page-count="1" meta:paragraph-count="8" meta:word-count="152" meta:character-count="927" meta:non-whitespace-character-count="783"/>
    <meta:generator>LibreOffice/5.1.6.2$Linux_X86_64 LibreOffice_project/10m0$Build-2</meta:generator>
  </office:meta>
</office:document-meta>
</file>